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Garamond" svg:font-family="Garamond"/>
    <style:font-face style:name="Garamond Bold" svg:font-family="'Garamond Bold'"/>
    <style:font-face style:name="OpenSymbol" svg:font-family="OpenSymbol"/>
    <style:font-face style:name="Tahoma1" svg:font-family="Tahoma"/>
    <style:font-face style:name="Times New Roman" svg:font-family="'Times New Roman'" style:font-family-generic="roman" style:font-pitch="variable"/>
    <style:font-face style:name="Garamond2" svg:font-family="Garamond" style:font-family-generic="swiss" style:font-pitch="variable"/>
    <style:font-face style:name="Garamond1" svg:font-family="Garamond" style:font-adornments="Bold"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497cm" fo:margin-right="0cm" fo:text-align="start" style:justify-single-word="false" fo:text-indent="0cm" style:auto-text-indent="false" style:shadow="none"/>
      <style:text-properties style:font-name="Garamond2" fo:font-size="8pt" style:font-size-asian="8pt" style:font-size-complex="8pt"/>
    </style:style>
    <style:style style:name="P2" style:family="paragraph" style:parent-style-name="Text_20_body">
      <style:paragraph-properties fo:margin-left="0.497cm" fo:margin-right="0cm" fo:text-align="start" style:justify-single-word="false" fo:text-indent="0cm" style:auto-text-indent="false" style:shadow="none"/>
    </style:style>
    <style:style style:name="P3" style:family="paragraph" style:parent-style-name="Heading_20_2">
      <style:text-properties style:font-name="Garamond2"/>
    </style:style>
    <style:style style:name="P4" style:family="paragraph" style:parent-style-name="License">
      <style:text-properties style:font-name="Garamond2"/>
    </style:style>
    <style:style style:name="P5" style:family="paragraph" style:parent-style-name="Text_20_body">
      <style:text-properties style:font-name="Garamond2" fo:font-size="8pt" style:font-size-asian="8pt" style:font-size-complex="8pt"/>
    </style:style>
    <style:style style:name="P6" style:family="paragraph" style:parent-style-name="Text_20_body" style:list-style-name="L1">
      <style:paragraph-properties fo:text-align="start" style:justify-single-word="false"/>
      <style:text-properties style:font-name="Garamond2" fo:font-size="8pt" style:font-size-asian="8pt" style:font-size-complex="8pt"/>
    </style:style>
    <style:style style:name="P7" style:family="paragraph" style:parent-style-name="Text_20_body" style:list-style-name="L1">
      <style:paragraph-properties fo:margin-top="0cm" fo:margin-bottom="0cm"/>
      <style:text-properties style:font-name="Garamond2" fo:font-size="8pt" style:font-size-asian="8pt" style:font-size-complex="8pt"/>
    </style:style>
    <style:style style:name="T1" style:family="text">
      <style:text-properties style:font-name="Garamond2" fo:font-size="8pt" style:font-size-asian="8pt" style:font-size-complex="8pt"/>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form:form form:name="unnamed0" form:apply-filter="true" form:enctype="multipart/formdata" form:control-implementation="ooo:com.sun.star.form.component.Form" office:target-frame="" xlink:href="http://campaignwiki.org/wiki/MontagInZürich">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Open Game License Version 1.0a </text:h>
      <text:p text:style-name="P4">The following text is the property of Wizards of the Coast, Inc. and is Copyright 2000 Wizards of the Coast, Inc (“Wizards”). All Rights Reserved.</text:p>
      <text:list xml:id="list624361460" text:style-name="L1">
        <text:list-item>
          <text:p text:style-name="P7">Definitions: (a) “Contributors” means the copyright and/or trademark owners who have contributed Open Game Content; (b) “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 “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list-item>
        <text:list-item>
          <text:p text:style-name="P7">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list-item>
        <text:list-item>
          <text:p text:style-name="P7">Offer and Acceptance: By Using the Open Game Content You indicate Your acceptance of the terms of this License.</text:p>
        </text:list-item>
        <text:list-item>
          <text:p text:style-name="P7">Grant and Consideration: In consideration for agreeing to use this License, the Contributors grant You a perpetual, worldwide, royalty- free, non-exclusive license with the exact terms of this License to Use, the Open Game Content.</text:p>
        </text:list-item>
        <text:list-item>
          <text:p text:style-name="P7">Representation of Authority to Contribute: If You are contributing original material as Open Game Content, You represent that Your Contributions are Your original creation and/or You have sufficient rights to grant the rights conveyed by this License.</text:p>
        </text:list-item>
        <text:list-item>
          <text:p text:style-name="P7">Notice of License Copyright: You must update the COPYRIGHT NOTICE portion of this License to include the exact text of the COPYRIGHT NOTICE of any Open Game Content You are copying, modifying or distributing, and You must add the title, the copy- right date, and the copyright holder’s name to the COPYRIGHT NOTICE of any original Open Game Content you Distribute.</text:p>
        </text:list-item>
        <text:list-item>
          <text:p text:style-name="P7">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list-item>
        <text:list-item>
          <text:p text:style-name="P7">Identification: If you distribute Open Game Content You must clearly indicate which portions of the work that you are distrib- uting are Open Game Content.</text:p>
        </text:list-item>
        <text:list-item>
          <text:p text:style-name="P7">Updating the License: Wizards or its designated Agents may publish updated versions of this License. You may use any autho- rized version of this License to copy, modify and distribute any Open Game Content originally distributed under any version of this License.</text:p>
        </text:list-item>
        <text:list-item>
          <text:p text:style-name="P7">Copy of this License: You MUST include a copy of this License with every copy of the Open Game Content You Distribute.</text:p>
        </text:list-item>
        <text:list-item>
          <text:p text:style-name="P7">Use of Contributor Credits: You may not market or advertise the Open Game Content using the name of any Contributor unless You have written permission from the Contributor to do so.</text:p>
        </text:list-item>
        <text:list-item>
          <text:p text:style-name="P7">Inability to Comply: If it is impossible for You to comply with any of the terms of this License with respect to some or all of the Open Game Content due to statute, judicial order, or governmental regulation then You may not Use any Open Game Material so affected.</text:p>
        </text:list-item>
        <text:list-item>
          <text:p text:style-name="P7">Termination: This License will terminate automatically if You fail to comply with all terms herein and fail to cure such breach within 30 days of becoming aware of the breach. All sublicenses shall survive the termination of this License.</text:p>
        </text:list-item>
        <text:list-item>
          <text:p text:style-name="P7">Reformation: If any provision of this License is held to be unenforceable, such provision shall be reformed only to the extent necessary to make it enforceable.</text:p>
        </text:list-item>
        <text:list-item>
          <text:p text:style-name="P6">COPYRIGHT NOTICE<text:line-break/>Open Game License v 1.0 Copyright 2000, Wizards of the Coast, Inc.</text:p>
        </text:list-item>
      </text:list>
      <text:p text:style-name="P1">System Reference Document Copyright 2000, Wizards of the Coast, Inc.; Authors Jonathon Tweet, Monte Cook, Skip Williams, based on original material by E. Gary Gygax and Dave Arneson.</text:p>
      <text:p text:style-name="P1">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text:p>
      <text:p text:style-name="P1">Modern System Reference Document Copyright 2002-2004, Wizards of the Coast, Inc.; Authors Bill Slavicsek, Jeff Grubb, Rich Redman, Charles Ryan, Eric Cagle, David Noonan, Stan!, Christopher Perkins, Rodney Thompson, and JD Wiker, based on material by Jonathan Tweet, Monte Cook, Skip Williams, Richard Baker, Peter Adkison, Bruce R. Cordell, John Tynes, Andy Collins, and JD Wiker.</text:p>
      <text:p text:style-name="P1">Castles &amp; Crusades: Players Handbook, Copyright 2004, Troll Lord Games; Authors Davis Chenault and Mac Golden.</text:p>
      <text:p text:style-name="P1">Cave Cricket from the Tome of Horrors, copyright 2002, Necromancer Games, Inc.; Authors Scott Greene and Clark Peterson, based on original material by Gary Gygax.</text:p>
      <text:p text:style-name="P1">Crab, Monstrous from the Tome of Horrors, copyright 2002, Necromancer Games, Inc.; Author Scott Greene, based on original material by Gary Gygax.</text:p>
      <text:p text:style-name="P1">Fly, Giant from the Tome of Horrors, copyright 2002, Necromancer Games, Inc.; Author Scott Greene, based on original material by Gary Gygax.</text:p>
      <text:p text:style-name="P1">Golem, Wood from the Tome of Horrors, copyright 2002, Necromancer Games, Inc.; Authors Scott Greene and Patrick Lawinger.</text:p>
      <text:p text:style-name="P1">Kamadan from the Tome of Horrors, copyright 2002, Necromancer Games, Inc.; Author Scott Greene, based on original material by Nick Louth.</text:p>
      <text:p text:style-name="P1">Rot Grub from the Tome of Horrors, Copyright 2002, Necromancer Games, Inc.; Authors Scott Greene and Clark Peterson, based on original material by Gary Gygax</text:p>
      <text:p text:style-name="P2"><text:span text:style-name="T1">Labyrinth Lord</text:span><text:span text:style-name="T1">™ Copyright 2007-2009, Daniel Proctor. Author Daniel Proctor.</text:span></text:p>
      <text:p text:style-name="P1">Sepulchre of the Clone 2013, Alex Schroeder. Author Alex Schroeder.</text:p>
      <text:p text:style-name="P5">For purposes of this license, everything is Open Game Content. In addition to that, everything but the Labyrinth Lord monster stat blocks is dedicated to the Public Domain. Do with it what you want. This includes the little doodles. Make it better! If your jurisdiction doesn’t recognize a Public Domain, use the Creative Commons Attribution-ShareAlike license. The font used for the adventure itself is Gentium Plus. This license uses Apple’s Garamond. The adventure was made with Inkscape. The license page was made with NeoOffice, i.e. Libre Office, on a very old Mac Mi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aramond" svg:font-family="Garamond"/>
    <style:font-face style:name="Garamond Bold" svg:font-family="'Garamond Bold'"/>
    <style:font-face style:name="OpenSymbol" svg:font-family="OpenSymbol"/>
    <style:font-face style:name="Tahoma1" svg:font-family="Tahoma"/>
    <style:font-face style:name="Times New Roman" svg:font-family="'Times New Roman'" style:font-family-generic="roman" style:font-pitch="variable"/>
    <style:font-face style:name="Garamond2" svg:font-family="Garamond" style:font-family-generic="swiss" style:font-pitch="variable"/>
    <style:font-face style:name="Garamond1" svg:font-family="Garamond" style:font-adornments="Bold"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aramond" fo:font-size="12pt" fo:language="zxx" fo:country="none"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Garamond Bold" fo:font-size="16pt" style:font-name-asian="Arial" style:font-size-asian="14pt" style:font-name-complex="Tahoma" style:font-size-complex="14pt"/>
    </style:style>
    <style:style style:name="Text_20_body" style:display-name="Text body" style:family="paragraph" style:parent-style-name="Standard" style:class="text">
      <style:paragraph-properties fo:margin-top="0cm" fo:margin-bottom="0cm" fo:text-align="justify" style:justify-single-word="false"/>
      <style:text-properties style:font-size-asian="10.5pt"/>
    </style:style>
    <style:style style:name="List" style:family="paragraph" style:parent-style-name="Text_20_body" style:class="list">
      <style:text-properties style:font-name="Garamond"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Garamond"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Garamond" style:font-size-asian="12pt"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style:font-size-asian="24pt" style:font-weight-asian="bold" style:font-name-complex="Tahoma" style:font-size-complex="24pt" style:font-weight-complex="bold"/>
    </style:style>
    <style:style style:name="Heading_20_2" style:display-name="Heading 2" style:family="paragraph" style:next-style-name="Text_20_body" style:default-outline-level="2" style:list-style-name="" style:class="text">
      <style:text-properties style:font-name="Garamond2" fo:font-size="18pt" fo:language="de" fo:country="CH" fo:font-weight="bold" style:font-name-asian="Arial"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Garamond1" fo:font-size="14pt" fo:font-weight="bold" style:font-name-asian="Arial" style:font-size-asian="14pt" style:font-weight-asian="bold" style:font-name-complex="Tahoma" style:font-size-complex="14pt"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cense" style:family="paragraph" style:parent-style-name="Text_20_body" style:master-page-name="">
      <style:paragraph-properties fo:margin-top="0cm" fo:margin-bottom="0cm" style:page-number="auto" fo:background-color="transparent" style:shadow="none">
        <style:tab-stops/>
        <style:background-image/>
      </style:paragraph-properties>
      <style:text-properties style:font-name="Garamond2"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ex Schroeder</meta:initial-creator>
    <meta:creation-date>2011-02-08T00:24:05</meta:creation-date>
    <dc:date>2013-12-22T12:13:09</dc:date>
    <dc:creator>Alex Schroeder</dc:creator>
    <meta:editing-duration>PT03H03M12S</meta:editing-duration>
    <meta:editing-cycles>19</meta:editing-cycles>
    <meta:generator>NeoOffice/3.2.1$Unix OpenOffice.org_project/Patch 8</meta:generator>
    <meta:document-statistic meta:table-count="0" meta:image-count="0" meta:object-count="0" meta:page-count="1" meta:paragraph-count="30" meta:word-count="1361" meta:character-count="8686"/>
  </office:meta>
</office:document-meta>
</file>